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 style:master-page-name="First_20_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entete#%</text:p>
      <text:p text:style-name="Standard">%#include commun/dateAdresse/dateAdress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4">
      <style:page-layout-properties fo:page-width="21.001cm" fo:page-height="29.7cm" style:num-format="1" style:print-orientation="portrait" fo:margin-top="0cm" fo:margin-bottom="0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/>
    <style:master-page style:name="HTML" style:page-layout-name="pm2">
      <style:footer>
        <text:p text:style-name="Footer"/>
      </style:footer>
    </style:master-page>
    <style:master-page style:name="Endnote" style:page-layout-name="pm3">
      <style:footer>
        <text:p text:style-name="Footer"/>
      </style:footer>
    </style:master-page>
    <style:master-page style:name="First_20_Page" style:display-name="First Page" style:page-layout-name="pm4">
      <style:footer>
        <text:p text:style-name="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4-24T13:31:35</meta:creation-date>
    <dc:date>2010-12-21T13:36:08</dc:date>
    <meta:editing-cycles>228</meta:editing-cycles>
    <meta:editing-duration>PT15H45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6" meta:character-count="63"/>
  </office:meta>
</office:document-meta>
</file>